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36567" officeooo:paragraph-rsid="00236567"/>
    </style:style>
    <style:style style:name="P2" style:family="paragraph" style:parent-style-name="Standard">
      <style:text-properties officeooo:rsid="0025b436" officeooo:paragraph-rsid="0025b436"/>
    </style:style>
    <style:style style:name="P3" style:family="paragraph" style:parent-style-name="Standard">
      <style:text-properties officeooo:rsid="002935a1" officeooo:paragraph-rsid="002935a1"/>
    </style:style>
    <style:style style:name="P4" style:family="paragraph" style:parent-style-name="Standard">
      <style:text-properties officeooo:rsid="002ee8a3" officeooo:paragraph-rsid="002ee8a3"/>
    </style:style>
    <style:style style:name="P5" style:family="paragraph" style:parent-style-name="Standard">
      <style:text-properties officeooo:rsid="0031ea4a" officeooo:paragraph-rsid="0031ea4a"/>
    </style:style>
    <style:style style:name="P6" style:family="paragraph" style:parent-style-name="Standard">
      <style:text-properties officeooo:rsid="0039b570" officeooo:paragraph-rsid="0037ff87"/>
    </style:style>
    <style:style style:name="P7" style:family="paragraph" style:parent-style-name="Standard">
      <style:text-properties officeooo:rsid="003b9e3a" officeooo:paragraph-rsid="0037ff87"/>
    </style:style>
    <style:style style:name="P8" style:family="paragraph" style:parent-style-name="Standard">
      <style:text-properties officeooo:rsid="003c4e1a" officeooo:paragraph-rsid="0037ff87"/>
    </style:style>
    <style:style style:name="P9" style:family="paragraph" style:parent-style-name="Standard">
      <style:text-properties officeooo:rsid="003df091" officeooo:paragraph-rsid="0037ff87"/>
    </style:style>
    <style:style style:name="P10" style:family="paragraph" style:parent-style-name="Standard">
      <style:text-properties officeooo:rsid="0040de67" officeooo:paragraph-rsid="0040de67"/>
    </style:style>
    <style:style style:name="P11" style:family="paragraph" style:parent-style-name="Standard">
      <style:text-properties officeooo:rsid="0041907b" officeooo:paragraph-rsid="0040de67"/>
    </style:style>
    <style:style style:name="P12" style:family="paragraph" style:parent-style-name="Standard">
      <style:text-properties officeooo:rsid="0041907b" officeooo:paragraph-rsid="0041907b"/>
    </style:style>
    <style:style style:name="P13" style:family="paragraph" style:parent-style-name="Standard">
      <style:text-properties officeooo:rsid="0041a1c3" officeooo:paragraph-rsid="0041a1c3"/>
    </style:style>
    <style:style style:name="P14" style:family="paragraph" style:parent-style-name="Standard">
      <style:text-properties officeooo:rsid="00428e24" officeooo:paragraph-rsid="00428e24"/>
    </style:style>
    <style:style style:name="P15" style:family="paragraph" style:parent-style-name="Standard">
      <style:text-properties officeooo:rsid="00440bc2" officeooo:paragraph-rsid="0041907b"/>
    </style:style>
    <style:style style:name="P16" style:family="paragraph" style:parent-style-name="Standard">
      <style:text-properties officeooo:rsid="00460607" officeooo:paragraph-rsid="0041907b"/>
    </style:style>
    <style:style style:name="P17" style:family="paragraph" style:parent-style-name="Standard">
      <style:text-properties officeooo:rsid="004675a7" officeooo:paragraph-rsid="0041907b"/>
    </style:style>
    <style:style style:name="P18" style:family="paragraph" style:parent-style-name="Standard">
      <style:text-properties officeooo:rsid="0031ea4a" officeooo:paragraph-rsid="002fc130"/>
    </style:style>
    <style:style style:name="P19" style:family="paragraph" style:parent-style-name="Standard">
      <style:text-properties officeooo:rsid="00206731" officeooo:paragraph-rsid="000e0b99"/>
    </style:style>
    <style:style style:name="P20" style:family="paragraph" style:parent-style-name="Standard">
      <style:text-properties officeooo:rsid="0046f419" officeooo:paragraph-rsid="0046f419"/>
    </style:style>
    <style:style style:name="P21" style:family="paragraph" style:parent-style-name="Standard">
      <style:text-properties officeooo:rsid="0048e7f0" officeooo:paragraph-rsid="0048e7f0"/>
    </style:style>
    <style:style style:name="P22" style:family="paragraph" style:parent-style-name="Standard">
      <style:text-properties officeooo:rsid="0048eab3" officeooo:paragraph-rsid="0048eab3"/>
    </style:style>
    <style:style style:name="P23" style:family="paragraph" style:parent-style-name="Standard">
      <style:text-properties officeooo:rsid="004a4ad4" officeooo:paragraph-rsid="004a4ad4"/>
    </style:style>
    <style:style style:name="P24" style:family="paragraph" style:parent-style-name="Standard">
      <style:text-properties officeooo:rsid="00236567" officeooo:paragraph-rsid="00226a10"/>
    </style:style>
    <style:style style:name="P25" style:family="paragraph" style:parent-style-name="Standard">
      <style:text-properties officeooo:rsid="004bfdea" officeooo:paragraph-rsid="004bfdea"/>
    </style:style>
    <style:style style:name="P26" style:family="paragraph" style:parent-style-name="Standard">
      <style:text-properties officeooo:rsid="004d4e0d" officeooo:paragraph-rsid="004d4e0d"/>
    </style:style>
    <style:style style:name="P27" style:family="paragraph" style:parent-style-name="Standard">
      <style:text-properties officeooo:rsid="002ee8a3" officeooo:paragraph-rsid="0025b436"/>
    </style:style>
    <style:style style:name="P28" style:family="paragraph" style:parent-style-name="Standard">
      <style:text-properties officeooo:rsid="00520714" officeooo:paragraph-rsid="00520714"/>
    </style:style>
    <style:style style:name="P29" style:family="paragraph" style:parent-style-name="Standard">
      <style:text-properties officeooo:rsid="0039b570" officeooo:paragraph-rsid="0036c80d"/>
    </style:style>
    <style:style style:name="P30" style:family="paragraph" style:parent-style-name="Standard">
      <style:text-properties officeooo:rsid="0055c765" officeooo:paragraph-rsid="0055c765"/>
    </style:style>
    <style:style style:name="P31" style:family="paragraph" style:parent-style-name="Standard">
      <style:text-properties officeooo:rsid="005797e8" officeooo:paragraph-rsid="005797e8"/>
    </style:style>
    <style:style style:name="P32" style:family="paragraph" style:parent-style-name="Standard">
      <style:text-properties officeooo:rsid="00586c55" officeooo:paragraph-rsid="00586c55"/>
    </style:style>
    <style:style style:name="P33" style:family="paragraph" style:parent-style-name="Standard">
      <style:text-properties officeooo:rsid="005a3640" officeooo:paragraph-rsid="005a3640"/>
    </style:style>
    <style:style style:name="P34" style:family="paragraph" style:parent-style-name="Standard">
      <style:text-properties officeooo:rsid="005a7a9b" officeooo:paragraph-rsid="005a7a9b"/>
    </style:style>
    <style:style style:name="P35" style:family="paragraph" style:parent-style-name="Text_20_body">
      <style:text-properties officeooo:rsid="00544347" officeooo:paragraph-rsid="00544347"/>
    </style:style>
    <style:style style:name="P36" style:family="paragraph" style:parent-style-name="Heading_20_2">
      <style:text-properties officeooo:rsid="0048e7f0" officeooo:paragraph-rsid="00520714"/>
    </style:style>
    <style:style style:name="P37" style:family="paragraph" style:parent-style-name="Heading_20_2">
      <style:text-properties officeooo:rsid="0048e7f0" officeooo:paragraph-rsid="00532450"/>
    </style:style>
    <style:style style:name="P38" style:family="paragraph" style:parent-style-name="Heading_20_2">
      <style:text-properties officeooo:rsid="0048e7f0" officeooo:paragraph-rsid="0055236a"/>
    </style:style>
    <style:style style:name="T1" style:family="text">
      <style:text-properties officeooo:rsid="003bb9f0"/>
    </style:style>
    <style:style style:name="T2" style:family="text">
      <style:text-properties officeooo:rsid="003fcc73"/>
    </style:style>
    <style:style style:name="T3" style:family="text">
      <style:text-properties officeooo:rsid="00226a10"/>
    </style:style>
    <style:style style:name="T4" style:family="text">
      <style:text-properties officeooo:rsid="004d4e0d"/>
    </style:style>
    <style:style style:name="T5" style:family="text">
      <style:text-properties officeooo:rsid="00506374"/>
    </style:style>
    <style:style style:name="T6" style:family="text">
      <style:text-properties officeooo:rsid="00520714"/>
    </style:style>
    <style:style style:name="T7" style:family="text">
      <style:text-properties officeooo:rsid="0055236a"/>
    </style:style>
    <style:style style:name="T8" style:family="text">
      <style:text-properties officeooo:rsid="005a3640"/>
    </style:style>
    <style:style style:name="T9" style:family="text">
      <style:text-properties officeooo:rsid="005bf408"/>
    </style:style>
    <style:style style:name="T10" style:family="text">
      <style:text-properties officeooo:rsid="005d28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periments with charging batteries</text:p>
      <text:p text:style-name="P19"/>
      <text:p text:style-name="P20">I did some experiments to see how high are the currents absorbed when batteries are charging and decide how to use my two PSUs.</text:p>
      <text:h text:style-name="Heading_20_2" text:outline-level="2">Experiment with 12V PSU and not-fully-charged batteries</text:h>
      <text:p text:style-name="P21">I'm using the 12V PSU. It can produce a current of maximum 4A.</text:p>
      <text:p text:style-name="P21"/>
      <text:p text:style-name="P21">Raspberry Pi and monitor are on.</text:p>
      <text:p text:style-name="P21"/>
      <text:p text:style-name="P21">The current is 2.4A and becomes 2.5A if I run a stress test on the Raspberry Pi by using the command stress (<text:span text:style-name="T3">stress --cpu 8 --io 4 --vm 2 --vm-bytes 128M --timeout 100s</text:span>).</text:p>
      <text:p text:style-name="P21"/>
      <text:p text:style-name="P23">When I power off Raspberry Pi, the current decreases to 2A.</text:p>
      <text:p text:style-name="P23"/>
      <text:p text:style-name="P25">With Raspberry Pi off, the current gets lower and lower. <text:span text:style-name="T4">It goes down to 1.5A, 0.5A, 0.34A, 0.16A.</text:span></text:p>
      <text:p text:style-name="P25"/>
      <text:p text:style-name="P26">Eventually it stops. <text:span text:style-name="T5">It takes a couple of hours to get here.</text:span></text:p>
      <text:p text:style-name="P21"/>
      <text:p text:style-name="P22">I realize that I can't fully charge the batteries if I use a 12V PSU because the batteries are fully charged when they reach 12.6V.</text:p>
      <text:h text:style-name="P36" text:outline-level="2">Experiment with 1<text:span text:style-name="T6">3.5</text:span>V PSU and <text:span text:style-name="T6">almost charged batteries</text:span></text:h>
      <text:p text:style-name="P28">Just after having almost charged the batteries by using the 12V PSU, now I use the 13.5V one.</text:p>
      <text:p text:style-name="P28"/>
      <text:p text:style-name="P28">It starts with 2.75A.</text:p>
      <text:p text:style-name="P28"/>
      <text:p text:style-name="P28">In just 15 minutes there is no current, just sometimes the current goes up to 2A then it goes back to zero.</text:p>
      <text:p text:style-name="P28"/>
      <text:p text:style-name="P28">Batteries are charged.</text:p>
      <text:p text:style-name="P28"/>
      <text:p text:style-name="P28">This means that the 12V PSU charged them almost fully and the 13.5V PSU added very little to the charge.</text:p>
      <text:h text:style-name="P37" text:outline-level="2">Experiment to discharge the batteries</text:h>
      <text:p text:style-name="P35">I power on Raspberry Pi and monitor and let the batteries discharge.</text:p>
      <text:p text:style-name="P35">It takes more than 4 hours for the batteries to go down from 12.6V to 9.5V.</text:p>
      <text:p text:style-name="P35">At 9.5V Raspberry Pi and monitor are off. </text:p>
      <text:p text:style-name="P35"><text:soft-page-break/>Batteries are empty.</text:p>
      <text:p text:style-name="P35">I think that, when I'll measure batteries<text:span text:style-name="T9">'</text:span> voltage automatically and display it, I'll consider 12V as 100% charge and 10V as 0% charge. So, when batteries' voltage is lower than 10V, I'll pop up an alert. <text:span text:style-name="T10">It will be time to shut down Raspberry Pi.</text:span></text:p>
      <text:h text:style-name="P38" text:outline-level="2">Experiment with 1<text:span text:style-name="T6">3.5</text:span>V PSU and <text:span text:style-name="T7">empty batteries</text:span></text:h>
      <text:p text:style-name="P30">Now batteries are empty.</text:p>
      <text:p text:style-name="P30"/>
      <text:p text:style-name="P30">I use the 13.5V PSU.</text:p>
      <text:p text:style-name="P30"/>
      <text:p text:style-name="P30">Current starts at 3.56A. This is more than the maximum the 13.5V PSU allows.</text:p>
      <text:p text:style-name="P30"/>
      <text:p text:style-name="P30">Current shouldn't be more than 2.4A.</text:p>
      <text:p text:style-name="P30"/>
      <text:p text:style-name="P31">The PSU works, but after 30 minutes I unplug it because it's getting very hot.</text:p>
      <text:p text:style-name="P31"/>
      <text:p text:style-name="P32">I complete charging batteries with the 12V PSU.</text:p>
      <text:p text:style-name="P32"/>
      <text:p text:style-name="P32">It starts with 2A.</text:p>
      <text:h text:style-name="Heading_20_2" text:outline-level="2">Some conclusions</text:h>
      <text:p text:style-name="P32">Even if the 12V PSU doesn't charge batteries fully, <text:span text:style-name="T8">it charges them quite a lot.</text:span></text:p>
      <text:p text:style-name="P32"/>
      <text:p text:style-name="P33">I'll use the 12V PSU to charge batteries and power Raspberry Pi and monitor.</text:p>
      <text:p text:style-name="P33"/>
      <text:p text:style-name="P33">The 13.5V PSU may be useful to completely charge batteries, but it's not needed.</text:p>
      <text:p text:style-name="P33"/>
      <text:p text:style-name="P33">I can use it with a 12V voltage.</text:p>
      <text:h text:style-name="Heading_20_2" text:outline-level="2">Other experiments</text:h>
      <text:p text:style-name="P33">I should test the 12V PSU with empty batteries and with Raspberry Pi and monitor on.</text:p>
      <text:p text:style-name="P33"/>
      <text:p text:style-name="P33">But it shouldn't exceed 4A.</text:p>
      <text:p text:style-name="P33"/>
      <text:p text:style-name="P34">I may test the 13.5V PSU when set to 12V, but this is less important because I'm not going to use it so mu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6-06T21:13:31.295799779</dc:date>
    <meta:editing-duration>PT16H18M51S</meta:editing-duration>
    <meta:editing-cycles>79</meta:editing-cycles>
    <meta:document-statistic meta:table-count="0" meta:image-count="0" meta:object-count="0" meta:page-count="2" meta:paragraph-count="39" meta:word-count="485" meta:character-count="2584" meta:non-whitespace-character-count="2142"/>
  </office:meta>
</office:document-meta>
</file>